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76in" style:rel-column-width="32734*"/>
    </style:style>
    <style:style style:name="Table1.B" style:family="table-column">
      <style:table-column-properties style:column-width="3.4646in" style:rel-column-width="3280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booked 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ancel a ticket which is booked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date of journey is 40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 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d after 40 days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50% of the passenger ticket amount.</text:p>
            <text:p text:style-name="Table_20_Contents"/>
            <text:p text:style-name="Table_20_Contents">Example – If single ticket was of R 1000, User should get an refund of Rs 500.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5:35.83</meta:creation-date>
    <dc:date>2017-10-09T18:32:42.49</dc:date>
    <meta:editing-duration>PT23M5S</meta:editing-duration>
    <meta:editing-cycles>4</meta:editing-cycles>
    <meta:generator>OpenOffice/4.1.1$Win32 OpenOffice.org_project/411m6$Build-9775</meta:generator>
    <meta:document-statistic meta:table-count="1" meta:image-count="0" meta:object-count="0" meta:page-count="1" meta:paragraph-count="19" meta:word-count="178" meta:character-count="1022"/>
    <dc:creator>meta user22</dc:creator>
  </office:meta>
</office:document-meta>
</file>